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rixVariableMethodArgumentResolver.handleMissingValueAfterConversion( String name , MethodParameter parameter , Native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VariableMethod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VariableMethodArgumentResolver.MatrixVariableMethodArgumen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VariableNamedValueInfo.MatrixVariableNamedValueInfo( MatrixVariable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VariableMethodArgumentResolver.resolveName( String name , MethodParameter parameter , NativeWebRequest reque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MatrixVariable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rixVariableMethodArgumentResolver.supportsParameter( MethodParameter parame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